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" fo:font-size="18pt" style:font-size-asian="18pt" style:font-size-complex="18pt"/>
    </style:style>
    <style:style style:name="P2" style:family="paragraph" style:parent-style-name="Standard">
      <style:text-properties style:font-name="Courier" fo:font-size="16pt" style:font-size-asian="16pt" style:font-size-complex="16pt"/>
    </style:style>
    <style:style style:name="P3" style:family="paragraph" style:parent-style-name="Standard">
      <style:text-properties style:font-name="Courier" fo:font-size="20pt" officeooo:rsid="0013b08d" officeooo:paragraph-rsid="0013b08d" style:font-size-asian="20pt" style:font-size-complex="20pt"/>
    </style:style>
    <style:style style:name="P4" style:family="paragraph" style:parent-style-name="Standard">
      <style:text-properties style:font-name="Courier" fo:font-size="16pt" style:font-size-asian="16pt" style:font-size-complex="16pt"/>
    </style:style>
    <style:style style:name="P5" style:family="paragraph" style:parent-style-name="Standard">
      <style:text-properties style:font-name="Courier" fo:font-size="16pt" officeooo:rsid="0013b08d" officeooo:paragraph-rsid="0013b08d" style:font-size-asian="16pt" style:font-size-complex="16pt"/>
    </style:style>
    <style:style style:name="T1" style:family="text">
      <style:text-properties officeooo:rsid="0013b08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3b08d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Great God, We Sing Your Mighty Hand</text:p>
      <text:p text:style-name="P1"/>
      <text:p text:style-name="P5">Great God, we sing Your mighty hand</text:p>
      <text:p text:style-name="P5">By which supported still we stand;</text:p>
      <text:p text:style-name="P5">The opening year Your mercy shows,</text:p>
      <text:p text:style-name="P5">That mercy crowns it ‘til its close.</text:p>
      <text:p text:style-name="P5"/>
      <text:p text:style-name="P5">By day, by night, at home, abroad,</text:p>
      <text:p text:style-name="P5">Still are we guarded by our God,</text:p>
      <text:p text:style-name="P5">By His incessant bounty fed,</text:p>
      <text:p text:style-name="P5">Buy HIs unerring counsel led.</text:p>
      <text:p text:style-name="P5"/>
      <text:p text:style-name="P5">In scenes exalted or depressed,</text:p>
      <text:p text:style-name="P5">You are our joy, and You our rest;</text:p>
      <text:p text:style-name="P5">Your goodness all our hope shall raise,</text:p>
      <text:p text:style-name="P5">Adored through all our changing days.</text:p>
      <text:p text:style-name="P5"/>
      <text:p text:style-name="P5">When death shall interrupt our songs</text:p>
      <text:p text:style-name="P5">And seal in silence mortal tongues,</text:p>
      <text:p text:style-name="P5">In fairer realms, O God, shall we</text:p>
      <text:p text:style-name="P5">Your praises sing eternally.</text:p>
      <text:p text:style-name="P2"><text:span text:style-name="T2"/></text:p>
      <text:p text:style-name="P2"/>
      <text:p text:style-name="P2">Composer: <text:span text:style-name="T1">William Gardener’s </text:span><text:span text:style-name="T3">Sacred Melodies</text:span></text:p>
      <text:p text:style-name="P2">Lyricist: <text:span text:style-name="T1">Philip Doddridge, alt.</text:span></text:p>
      <text:p text:style-name="P2"/>
      <text:p text:style-name="P2"/>
      <text:p text:style-name="P5">Hymns for the Family of God: 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3T18:39:05.129479788</meta:creation-date>
    <meta:editing-duration>PT9M39S</meta:editing-duration>
    <meta:editing-cycles>2</meta:editing-cycles>
    <meta:generator>LibreOffice/6.2.8.2$MacOSX_X86_64 LibreOffice_project/f82ddfca21ebc1e222a662a32b25c0c9d20169ee</meta:generator>
    <dc:title>TubaHymn</dc:title>
    <meta:initial-creator>Hank Warren</meta:initial-creator>
    <dc:date>2020-07-03T18:48:43.617960456</dc:date>
    <dc:creator>Hank Warren</dc:creator>
    <meta:document-statistic meta:table-count="0" meta:image-count="0" meta:object-count="0" meta:page-count="1" meta:paragraph-count="20" meta:word-count="122" meta:character-count="676" meta:non-whitespace-character-count="574"/>
    <meta:template xlink:type="simple" xlink:actuate="onRequest" xlink:title="TubaHymn" xlink:href="../../../../../Library/Application%20Support/LibreOffice/4/user/template/TubaHymn1.ott" meta:date="2020-07-03T18:39:04.407881349"/>
  </office:meta>
</office:document-meta>
</file>